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6E00000557AA5DB1C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uturaExtended" svg:font-family="FuturaExtended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2.25cm" fo:min-width="6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445cm" fo:min-width="5.18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b2b2b2" draw:textarea-horizontal-align="justify" draw:textarea-vertical-align="middle" draw:auto-grow-height="false" fo:min-height="4.45cm" fo:min-width="6cm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2.35cm" fo:min-width="6.3cm"/>
    </style:style>
    <style:style style:name="gr5" style:family="graphic" style:parent-style-name="standard">
      <style:graphic-properties draw:stroke="none" svg:stroke-width="0cm" draw:fill="solid" draw:fill-color="#004586" draw:textarea-horizontal-align="justify" draw:textarea-vertical-align="middle" draw:auto-grow-height="false" fo:min-height="1.25cm" fo:min-width="8.9cm"/>
    </style:style>
    <style:style style:name="gr6" style:family="graphic" style:parent-style-name="standard">
      <style:graphic-properties svg:stroke-width="0.1cm" svg:stroke-color="#000000" draw:fill="none" draw:textarea-horizontal-align="justify" draw:textarea-vertical-align="middle" draw:auto-grow-height="false" fo:min-height="14.95cm" fo:min-width="18.2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1.7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2.35cm" fo:min-width="6.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1cm" svg:stroke-color="#000000" draw:marker-start-width="0.35cm" draw:marker-end-width="0.35cm" draw:fill="none" draw:textarea-horizontal-align="left" draw:textarea-vertical-align="top" draw:auto-grow-height="false" fo:min-height="12.55cm" fo:min-width="8.8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35cm" draw:marker-end-width="0.35cm" draw:fill="none" draw:textarea-horizontal-align="left" draw:textarea-vertical-align="top" draw:auto-grow-height="false" fo:min-height="4.25cm" fo:min-width="7.2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-width="0.35cm" draw:marker-end-width="0.35cm" draw:fill="none" draw:textarea-horizontal-align="left" draw:textarea-vertical-align="top" draw:auto-grow-height="false" fo:min-height="4.15cm" fo:min-width="7.1cm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458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width="0.1cm" svg:stroke-color="#000000" draw:marker-start-width="0.35cm" draw:marker-end-width="0.35cm" draw:fill="none" draw:textarea-horizontal-align="left" draw:textarea-vertical-align="top" draw:auto-grow-height="false" fo:min-height="6.75cm" fo:min-width="8.1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uturaExtended" fo:font-size="22pt" style:font-size-asian="22pt" style:font-size-complex="22pt"/>
    </style:style>
    <style:style style:name="P3" style:family="paragraph">
      <style:paragraph-properties fo:text-align="center"/>
      <style:text-properties style:font-name="FuturaExtended" fo:font-size="32pt" style:font-size-asian="32pt" style:font-size-complex="32pt"/>
    </style:style>
    <style:style style:name="P4" style:family="paragraph">
      <style:text-properties style:font-name="FuturaExtended" fo:font-size="32pt" style:font-size-asian="32pt" style:font-size-complex="32pt"/>
    </style:style>
    <style:style style:name="P5" style:family="paragraph">
      <style:paragraph-properties fo:text-align="center"/>
      <style:text-properties fo:color="#000000" style:font-name="FuturaExtended" fo:font-size="24pt" fo:font-style="normal" style:font-size-asian="24pt" style:font-style-asian="normal" style:font-size-complex="24pt" style:font-style-complex="normal"/>
    </style:style>
    <style:style style:name="P6" style:family="paragraph">
      <style:paragraph-properties fo:text-align="center"/>
      <style:text-properties style:font-name="FuturaExtended" fo:font-size="36pt" style:font-size-asian="36pt" style:font-size-complex="36pt"/>
    </style:style>
    <style:style style:name="T1" style:family="text">
      <style:text-properties style:font-name="FuturaExtended" fo:font-size="22pt" style:font-size-asian="22pt" style:font-size-complex="22pt"/>
    </style:style>
    <style:style style:name="T2" style:family="text">
      <style:text-properties style:font-name="FuturaExtended" fo:font-size="32pt" style:font-size-asian="32pt" style:font-size-complex="32pt"/>
    </style:style>
    <style:style style:name="T3" style:family="text">
      <style:text-properties fo:color="#000000" style:font-name="FuturaExtended" fo:font-size="24pt" fo:font-style="normal" style:font-size-asian="24pt" style:font-style-asian="normal" style:font-size-complex="24pt" style:font-style-complex="normal"/>
    </style:style>
    <style:style style:name="T4" style:family="text">
      <style:text-properties style:font-name="FuturaExtended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8" draw:id="id8" draw:layer="layout" svg:width="6.8cm" svg:height="2.5cm" svg:x="4.7cm" svg:y="10.35cm">
            <text:p text:style-name="P1"><text:span text:style-name="T1">Bereken</text:span></text:p>
            <text:p text:style-name="P1"><text:span text:style-name="T1">optical flow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3" draw:id="id3" draw:layer="layout" svg:width="7.7cm" svg:height="4.2cm" svg:x="32.9cm" svg:y="5.175cm">
            <text:p/>
            <draw:enhanced-geometry svg:viewBox="0 0 21600 21600" draw:text-areas="?f5 ?f1 ?f6 ?f3" draw:type="left-right-arrow" draw:modifiers="6282.11473565804 6185.38443227803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3" draw:layer="layout" svg:width="6.6cm" svg:height="4.8cm" svg:x="40.9cm" svg:y="4.9cm">
            <text:p text:style-name="P1"><text:span text:style-name="T2">AP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" draw:id="id1" draw:layer="layout" svg:width="6.8cm" svg:height="2.6cm" svg:x="14.7cm" svg:y="6.1cm">
            <text:p text:style-name="P1"><text:span text:style-name="T1">Vang toetsenbord</text:span></text:p>
            <text:p text:style-name="P1"><text:span text:style-name="T1">commando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2" draw:id="id2" draw:layer="layout" svg:width="9.4cm" svg:height="1.5cm" svg:x="22.7cm" svg:y="6.625cm">
            <text:p text:style-name="P1"><text:span text:style-name="T1">Wachtrij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18.8cm" svg:height="15.3cm" svg:x="13.9cm" svg:y="2.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9.6cm" svg:height="2cm" svg:x="14.1cm" svg:y="2.7cm">
            <draw:text-box>
              <text:p><text:span text:style-name="T2">Raspberry Pi</text:span></text:p>
            </draw:text-box>
          </draw:frame>
          <draw:frame draw:style-name="gr8" draw:text-style-name="P1" draw:layer="layout" svg:width="1.4cm" svg:height="1.6cm" svg:x="32cm" svg:y="1.8cm">
            <draw:image xlink:href="Pictures/100002010000046E00000557AA5DB1C0.png" xlink:type="simple" xlink:show="embed" xlink:actuate="onLoad">
              <text:p/>
            </draw:image>
          </draw:frame>
          <draw:custom-shape draw:style-name="gr9" draw:text-style-name="P2" xml:id="id5" draw:id="id5" draw:layer="layout" svg:width="6.8cm" svg:height="2.6cm" svg:x="24cm" svg:y="14.3cm">
            <text:p text:style-name="P1"><text:span text:style-name="T1">3. Zend data </text:span></text:p>
            <text:p text:style-name="P1"><text:span text:style-name="T1">naar APM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xml:id="id7" draw:id="id7" draw:layer="layout" svg:width="6.8cm" svg:height="2.6cm" svg:x="24cm" svg:y="11.4cm">
            <text:p text:style-name="P1"><text:span text:style-name="T1">2. Ontvang</text:span></text:p>
            <text:p text:style-name="P1"><text:span text:style-name="T1">optical flow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xml:id="id4" draw:id="id4" draw:layer="layout" svg:width="6.8cm" svg:height="2.6cm" svg:x="24cm" svg:y="8.5cm">
            <text:p text:style-name="P1"><text:span text:style-name="T1">1. Ontvang APM</text:span></text:p>
            <text:p text:style-name="P1"><text:span text:style-name="T1">status informatie</text:span></text:p>
            <draw:enhanced-geometry svg:viewBox="0 0 21600 21600" draw:type="rectangle" draw:enhanced-path="M 0 0 L 21600 0 21600 21600 0 21600 0 0 Z N"/>
          </draw:custom-shape>
          <draw:connector draw:style-name="gr10" draw:text-style-name="P1" draw:layer="layout" draw:type="curve" svg:x1="21.5cm" svg:y1="7.4cm" svg:x2="22.7cm" svg:y2="7.375cm" draw:start-shape="id1" draw:start-glue-point="1" draw:end-shape="id2" draw:end-glue-point="5" svg:d="M21500 7400c900 0 300-25 1200-25" svg:viewBox="0 0 1201 26">
            <text:p/>
          </draw:connector>
          <draw:custom-shape draw:style-name="gr11" draw:text-style-name="P5" draw:layer="layout" svg:width="9.4cm" svg:height="12.9cm" svg:x="22.7cm" svg:y="4.6cm">
            <text:p text:style-name="P1"><text:span text:style-name="T3">SerialModel.py</text:span></text:p>
            <draw:enhanced-geometry svg:viewBox="0 0 21600 21600" draw:type="rectangle" draw:enhanced-path="M 0 0 L 21600 0 21600 21600 0 21600 0 0 Z N"/>
          </draw:custom-shape>
          <draw:connector draw:style-name="gr10" draw:text-style-name="P1" draw:layer="layout" draw:type="curve" draw:line-skew="0.444cm" svg:x1="32.9cm" svg:y1="7.275cm" svg:x2="30.8cm" svg:y2="9.8cm" draw:start-shape="id3" draw:start-glue-point="3" draw:end-shape="id4" draw:end-glue-point="1" svg:d="M32900 7275c-946 0 103 2525-2100 2525" svg:viewBox="0 0 2101 2526">
            <text:p/>
          </draw:connector>
          <draw:connector draw:style-name="gr10" draw:text-style-name="P1" xml:id="id6" draw:id="id6" draw:layer="layout" draw:type="curve" svg:x1="24cm" svg:y1="15.6cm" svg:x2="24cm" svg:y2="15.6cm" draw:start-shape="id5" draw:start-glue-point="3" draw:end-shape="id5" draw:end-glue-point="3" svg:d="M24000 15600z" svg:viewBox="0 0 1 1">
            <text:p/>
          </draw:connector>
          <draw:custom-shape draw:style-name="gr12" draw:text-style-name="P2" draw:layer="layout" svg:width="7.7cm" svg:height="4.5cm" svg:x="14.3cm" svg:y="4.6cm">
            <text:p text:style-name="P1"><text:span text:style-name="T1">Keyboard.py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xml:id="id10" draw:id="id10" draw:layer="layout" svg:width="7.7cm" svg:height="4.5cm" svg:x="4.3cm" svg:y="8.8cm">
            <text:p text:style-name="P1"><text:span text:style-name="T1">OpticalFlow.cpp</text:span></text:p>
            <draw:enhanced-geometry svg:viewBox="0 0 21600 21600" draw:type="rectangle" draw:enhanced-path="M 0 0 L 21600 0 21600 21600 0 21600 0 0 Z N"/>
          </draw:custom-shape>
          <draw:connector draw:style-name="gr14" draw:text-style-name="P1" draw:layer="layout" draw:type="curve" draw:line-skew="-0.024cm" svg:x1="24cm" svg:y1="15.6cm" svg:x2="24cm" svg:y2="9.8cm" draw:start-shape="id6" draw:start-glue-point="0" draw:end-shape="id4" draw:end-glue-point="3" svg:d="M24000 15600c-787 0-787-5800 0-5800" svg:viewBox="0 0 591 5801">
            <text:p/>
          </draw:connector>
          <draw:connector draw:style-name="gr10" draw:text-style-name="P1" draw:layer="layout" draw:type="curve" draw:line-skew="-1.038cm" svg:x1="30.8cm" svg:y1="12.7cm" svg:x2="32.1cm" svg:y2="7.375cm" draw:start-shape="id7" draw:start-glue-point="1" draw:end-shape="id2" svg:d="M30800 12700c1144 0 495-5325 1300-5325" svg:viewBox="0 0 1301 5326">
            <text:p/>
          </draw:connector>
          <draw:custom-shape draw:style-name="gr15" draw:text-style-name="P1" draw:layer="layout" svg:width="0.5cm" svg:height="0.7cm" draw:transform="rotate (-3.11471458310908) translate (27.709cm 14.39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0.5cm" svg:height="0.7cm" draw:transform="rotate (-3.11471458310908) translate (27.709cm 11.48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2" xml:id="id9" draw:id="id9" draw:layer="layout" svg:width="6.8cm" svg:height="2.5cm" svg:x="15cm" svg:y="14.7cm">
            <text:p text:style-name="P1"><text:span text:style-name="T1">Stream</text:span></text:p>
            <text:p text:style-name="P1"><text:span text:style-name="T1">camerabeelden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7.7cm" svg:height="4.5cm" svg:x="14.5cm" svg:y="13cm">
            <text:p text:style-name="P1"><text:span text:style-name="T1">CameraStream.cpp</text:span></text:p>
            <draw:enhanced-geometry svg:viewBox="0 0 21600 21600" draw:type="rectangle" draw:enhanced-path="M 0 0 L 21600 0 21600 21600 0 21600 0 0 Z N"/>
          </draw:custom-shape>
          <draw:connector draw:style-name="gr10" draw:text-style-name="P1" draw:layer="layout" draw:type="curve" svg:x1="11.5cm" svg:y1="11.6cm" svg:x2="24cm" svg:y2="12.7cm" draw:start-shape="id8" draw:start-glue-point="1" draw:end-shape="id7" draw:end-glue-point="3" svg:d="M11500 11600c9375 0 3125 1100 12500 1100" svg:viewBox="0 0 12501 1101">
            <text:p/>
          </draw:connector>
          <draw:connector draw:style-name="gr10" draw:text-style-name="P1" draw:layer="layout" draw:type="curve" svg:x1="15cm" svg:y1="15.95cm" svg:x2="8.15cm" svg:y2="13.3cm" draw:start-shape="id9" draw:start-glue-point="3" draw:end-shape="id10" draw:end-glue-point="2" svg:d="M15000 15950c-4567 0-6850-883-6850-2650" svg:viewBox="0 0 6851 2651">
            <text:p/>
          </draw:connector>
          <draw:custom-shape draw:style-name="gr16" draw:text-style-name="P6" draw:layer="layout" svg:width="8.7cm" svg:height="7.1cm" svg:x="3.8cm" svg:y="6.7cm">
            <text:p text:style-name="P1"><text:span text:style-name="T4">PC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uturaExtended" svg:font-family="FuturaExtended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2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4T22:25:24.256000000</meta:creation-date>
    <dc:date>2015-06-02T00:07:41.776000000</dc:date>
    <meta:editing-duration>PT21M57S</meta:editing-duration>
    <meta:editing-cycles>5</meta:editing-cycles>
    <meta:generator>LibreOffice/4.3.4.1$Windows_x86 LibreOffice_project/bc356b2f991740509f321d70e4512a6a54c5f243</meta:generator>
    <meta:document-statistic meta:object-count="27"/>
  </office:meta>
</office:document-meta>
</file>